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4.5063in"/>
    </style:style>
    <style:style style:name="co3" style:family="table-column">
      <style:table-column-properties fo:break-before="auto" style:column-width="1.8902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0.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-02-15-22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stimatedSalary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enior Software Engineer</text:p>
          </table:table-cell>
          <table:table-cell office:value-type="string" calcext:value-type="string">
            <text:p>Growing Company</text:p>
          </table:table-cell>
          <table:table-cell/>
          <table:table-cell office:value-type="string" calcext:value-type="string">
            <text:p>$130,000 - $160,000 a year</text:p>
          </table:table-cell>
          <table:table-cell office:value-type="string" calcext:value-type="string">
            <text:p>Expert understanding of web development concepts.Understanding of the full web development stack.Develop software applications using best practices in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Lead Web Developer</text:p>
          </table:table-cell>
          <table:table-cell office:value-type="string" calcext:value-type="string">
            <text:p>Infra Space Solutions</text:p>
          </table:table-cell>
          <table:table-cell office:value-type="string" calcext:value-type="string">
            <text:p>Estimated $110K – $139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Web &amp; Graphic Designer</text:p>
          </table:table-cell>
          <table:table-cell office:value-type="string" calcext:value-type="string">
            <text:p>NorthWing Digital</text:p>
          </table:table-cell>
          <table:table-cell/>
          <table:table-cell office:value-type="string" calcext:value-type="string">
            <text:p>$50,000 - $60,000 a year</text:p>
          </table:table-cell>
          <table:table-cell office:value-type="string" calcext:value-type="string">
            <text:p>Communicate design changes to web developers and review for proper design and layout before sending to client for final approval.Web design: 1 year (Required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IT Developer</text:p>
          </table:table-cell>
          <table:table-cell office:value-type="string" calcext:value-type="string">
            <text:p>RPO International</text:p>
          </table:table-cell>
          <table:table-cell/>
          <table:table-cell office:value-type="string" calcext:value-type="string">
            <text:p>Up to $85 an hour</text:p>
          </table:table-cell>
          <table:table-cell office:value-type="string" calcext:value-type="string">
            <text:p>Design and develop web API, ASP.Working closely with Product Owner to define and discuss solution.Automating build and deployment using Jenkins CI/CD pipeline…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Construction Project Engineer/Estimator</text:p>
          </table:table-cell>
          <table:table-cell office:value-type="string" calcext:value-type="string">
            <text:p>Kevitt Companies</text:p>
          </table:table-cell>
          <table:table-cell/>
          <table:table-cell office:value-type="string" calcext:value-type="string">
            <text:p>$45,000 - $65,000 a year</text:p>
          </table:table-cell>
          <table:table-cell office:value-type="string" calcext:value-type="string">
            <text:p>Microsoft Office, project and pertinent web application skills at an intermediate level.Project Engineers are involved in estimating, buyout, submittals, and…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Front End Developer</text:p>
          </table:table-cell>
          <table:table-cell office:value-type="string" calcext:value-type="string">
            <text:p>Queue-it</text:p>
          </table:table-cell>
          <table:table-cell office:value-type="string" calcext:value-type="string">
            <text:p>Estimated $77.5K – $98.1K a year</text:p>
          </table:table-cell>
          <table:table-cell/>
          <table:table-cell office:value-type="string" calcext:value-type="string">
            <text:p>Enthusiasm for the web, <text:s text:c="2"/>technology, and design trends.Using HTML5, responsive design, and mobile UX principles, you will design Queue-it customer queue…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Front End Developer IV</text:p>
          </table:table-cell>
          <table:table-cell office:value-type="string" calcext:value-type="string">
            <text:p>pearlsoftsolutions</text:p>
          </table:table-cell>
          <table:table-cell office:value-type="string" calcext:value-type="string">
            <text:p>Estimated $102K – $129K a year</text:p>
          </table:table-cell>
          <table:table-cell/>
          <table:table-cell office:value-type="string" calcext:value-type="string">
            <text:p>Developing front end web applications.Strong social and communication skills · Strong HTML/CSS skills · 3+ years utilizing RESTful APIs in front end web…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Full Stack Software Engineer (Remote or On-site)</text:p>
          </table:table-cell>
          <table:table-cell office:value-type="string" calcext:value-type="string">
            <text:p>Tevera</text:p>
          </table:table-cell>
          <table:table-cell/>
          <table:table-cell office:value-type="string" calcext:value-type="string">
            <text:p>$90,000 - $115,000 a year</text:p>
          </table:table-cell>
          <table:table-cell office:value-type="string" calcext:value-type="string">
            <text:p>Optional but desirable: Experience building responsive/mobile first web applications.$90,000 - $115,000 salaried exempt.In-office and/or Remo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Lead Web Developer - Remote React + Lead of small dev team i...</text:p>
          </table:table-cell>
          <table:table-cell office:value-type="string" calcext:value-type="string">
            <text:p>Infraspace Technology Corp.</text:p>
          </table:table-cell>
          <table:table-cell office:value-type="string" calcext:value-type="string">
            <text:p>Estimated $136K – $173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eveloper (Specialty) II (contract)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stimated $64.6K – $81.8K a year</text:p>
          </table:table-cell>
          <table:table-cell/>
          <table:table-cell office:value-type="string" calcext:value-type="string">
            <text:p>Building clients and servers for web APIs in any programming language.As a Junior developer, the candidate will learn how to build automation scripts with…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oftware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Exposure to public facing high-traffic web sites.Experience in web front-end development including JavaScript and front-end frameworks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Principal SIEM Engineer (Remote, USA)</text:p>
          </table:table-cell>
          <table:table-cell office:value-type="string" calcext:value-type="string">
            <text:p>Optiv</text:p>
          </table:table-cell>
          <table:table-cell office:value-type="string" calcext:value-type="string">
            <text:p>Estimated $103K – $131K a year</text:p>
          </table:table-cell>
          <table:table-cell/>
          <table:table-cell office:value-type="string" calcext:value-type="string">
            <text:p>Understanding of monitoring devices such as firewalls, network and host-based intrusion detection systems, web applications, AV, WAF, Proxy and operating system…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viation Systems / Web Applications Test Engineer 1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Estimated $94.5K – $120K a year</text:p>
          </table:table-cell>
          <table:table-cell/>
          <table:table-cell office:value-type="string" calcext:value-type="string">
            <text:p>Execute integration and system tests for web and mobile applications.Demonstrate working knowledge of web and mobile application integration and tools used for…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oftware Engineer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90,000 - $100,000 a year</text:p>
          </table:table-cell>
          <table:table-cell office:value-type="string" calcext:value-type="string">
            <text:p>You will work on application design, development, and testing.Interface with 3rd party data vendors to consume 3rd Party APIs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Ruby on Rails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5+ years of experience developing, testing, shipping, and supporting production-quality web applications Expert-level knowledge of Ruby on Rails Expert-level…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enior Software Engineer</text:p>
          </table:table-cell>
          <table:table-cell office:value-type="string" calcext:value-type="string">
            <text:p>Growing Company</text:p>
          </table:table-cell>
          <table:table-cell/>
          <table:table-cell office:value-type="string" calcext:value-type="string">
            <text:p>$130,000 - $160,000 a year</text:p>
          </table:table-cell>
          <table:table-cell office:value-type="string" calcext:value-type="string">
            <text:p>Expert understanding of web development concepts.Understanding of the full web development stack.Develop software applications using best practices in…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Lead Web Developer</text:p>
          </table:table-cell>
          <table:table-cell office:value-type="string" calcext:value-type="string">
            <text:p>Infra Space Solutions</text:p>
          </table:table-cell>
          <table:table-cell office:value-type="string" calcext:value-type="string">
            <text:p>Estimated $110K – $139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oftware Developer (Work Remotely!)</text:p>
          </table:table-cell>
          <table:table-cell office:value-type="string" calcext:value-type="string">
            <text:p>Taylor Corporation</text:p>
          </table:table-cell>
          <table:table-cell office:value-type="string" calcext:value-type="string">
            <text:p>Estimated $90.1K – $114K a year</text:p>
          </table:table-cell>
          <table:table-cell/>
          <table:table-cell office:value-type="string" calcext:value-type="string">
            <text:p>The platform enforces a wide variety of business rules and features a high level of integration with multiple client-provided and third-party systems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IT Developer</text:p>
          </table:table-cell>
          <table:table-cell office:value-type="string" calcext:value-type="string">
            <text:p>RPO International</text:p>
          </table:table-cell>
          <table:table-cell/>
          <table:table-cell office:value-type="string" calcext:value-type="string">
            <text:p>Up to $85 an hour</text:p>
          </table:table-cell>
          <table:table-cell office:value-type="string" calcext:value-type="string">
            <text:p>Design and develop web API, ASP.Working closely with Product Owner to define and discuss solution.Automating build and deployment using Jenkins CI/CD pipeline…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Web &amp; Graphic Designer</text:p>
          </table:table-cell>
          <table:table-cell office:value-type="string" calcext:value-type="string">
            <text:p>NorthWing Digital</text:p>
          </table:table-cell>
          <table:table-cell/>
          <table:table-cell office:value-type="string" calcext:value-type="string">
            <text:p>$50,000 - $60,000 a year</text:p>
          </table:table-cell>
          <table:table-cell office:value-type="string" calcext:value-type="string">
            <text:p>Communicate design changes to web developers and review for proper design and layout before sending to client for final approval.Web design: 1 year (Required)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Front End Developer</text:p>
          </table:table-cell>
          <table:table-cell office:value-type="string" calcext:value-type="string">
            <text:p>Queue-it</text:p>
          </table:table-cell>
          <table:table-cell office:value-type="string" calcext:value-type="string">
            <text:p>Estimated $77.5K – $98.1K a year</text:p>
          </table:table-cell>
          <table:table-cell/>
          <table:table-cell office:value-type="string" calcext:value-type="string">
            <text:p>Enthusiasm for the web, <text:s text:c="2"/>technology, and design trends.Using HTML5, responsive design, and mobile UX principles, you will design Queue-it customer queue…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REMOTE Frontend Developer - FinTech Startup, Mobile Applicat...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110,000 - $140,000 a year</text:p>
          </table:table-cell>
          <table:table-cell office:value-type="string" calcext:value-type="string">
            <text:p>Currently we are in need of a REMOTE Frontend Developer that has 3+ years of experience with React and mobile applications and comes from a software engineering…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ead Web Developer - Remote React + Lead of small dev team i...</text:p>
          </table:table-cell>
          <table:table-cell office:value-type="string" calcext:value-type="string">
            <text:p>Infraspace Technology Corp.</text:p>
          </table:table-cell>
          <table:table-cell office:value-type="string" calcext:value-type="string">
            <text:p>Estimated $136K – $173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Software Engineer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90,000 - $100,000 a year</text:p>
          </table:table-cell>
          <table:table-cell office:value-type="string" calcext:value-type="string">
            <text:p>You will work on application design, development, and testing.Interface with 3rd party data vendors to consume 3rd Party APIs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Software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Exposure to public facing high-traffic web sites.Experience in web front-end development including JavaScript and front-end frameworks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Developer (Specialty) II (contract)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stimated $64.6K – $81.8K a year</text:p>
          </table:table-cell>
          <table:table-cell/>
          <table:table-cell office:value-type="string" calcext:value-type="string">
            <text:p>Building clients and servers for web APIs in any programming language.As a Junior developer, the candidate will learn how to build automation scripts with…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ront End Developer IV</text:p>
          </table:table-cell>
          <table:table-cell office:value-type="string" calcext:value-type="string">
            <text:p>pearlsoftsolutions</text:p>
          </table:table-cell>
          <table:table-cell office:value-type="string" calcext:value-type="string">
            <text:p>Estimated $102K – $129K a year</text:p>
          </table:table-cell>
          <table:table-cell/>
          <table:table-cell office:value-type="string" calcext:value-type="string">
            <text:p>Developing front end web applications.Strong social and communication skills · Strong HTML/CSS skills · 3+ years utilizing RESTful APIs in front end web…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.NET Developer - Software Engineer</text:p>
          </table:table-cell>
          <table:table-cell office:value-type="string" calcext:value-type="string">
            <text:p>TEKsystems</text:p>
          </table:table-cell>
          <table:table-cell office:value-type="string" calcext:value-type="string">
            <text:p>Estimated $95K – $120K a year</text:p>
          </table:table-cell>
          <table:table-cell/>
          <table:table-cell office:value-type="string" calcext:value-type="string">
            <text:p>In addition, developers will be creating <text:s text:c="2"/>modules in .NET web applications, interfaces, data feeds, etc.In the Employee Compliance Technology space, we are…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Full Stack Software Engineer (Remote or On-site)</text:p>
          </table:table-cell>
          <table:table-cell office:value-type="string" calcext:value-type="string">
            <text:p>Tevera</text:p>
          </table:table-cell>
          <table:table-cell/>
          <table:table-cell office:value-type="string" calcext:value-type="string">
            <text:p>$90,000 - $115,000 a year</text:p>
          </table:table-cell>
          <table:table-cell office:value-type="string" calcext:value-type="string">
            <text:p>Optional but desirable: Experience building responsive/mobile first web applications.$90,000 - $115,000 salaried exempt.In-office and/or Remot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Ruby on Rails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5+ years of experience developing, testing, shipping, and supporting production-quality web applications Expert-level knowledge of Ruby on Rails Expert-level…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Senior Software Engineer</text:p>
          </table:table-cell>
          <table:table-cell office:value-type="string" calcext:value-type="string">
            <text:p>Growing Company</text:p>
          </table:table-cell>
          <table:table-cell/>
          <table:table-cell office:value-type="string" calcext:value-type="string">
            <text:p>$130,000 - $160,000 a year</text:p>
          </table:table-cell>
          <table:table-cell office:value-type="string" calcext:value-type="string">
            <text:p>Expert understanding of web development concepts.Understanding of the full web development stack.Develop software applications using best practices in…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Lead Web Developer</text:p>
          </table:table-cell>
          <table:table-cell office:value-type="string" calcext:value-type="string">
            <text:p>Infra Space Solutions</text:p>
          </table:table-cell>
          <table:table-cell office:value-type="string" calcext:value-type="string">
            <text:p>Estimated $110K – $139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Web &amp; Graphic Designer</text:p>
          </table:table-cell>
          <table:table-cell office:value-type="string" calcext:value-type="string">
            <text:p>NorthWing Digital</text:p>
          </table:table-cell>
          <table:table-cell/>
          <table:table-cell office:value-type="string" calcext:value-type="string">
            <text:p>$50,000 - $60,000 a year</text:p>
          </table:table-cell>
          <table:table-cell office:value-type="string" calcext:value-type="string">
            <text:p>Communicate design changes to web developers and review for proper design and layout before sending to client for final approval.Web design: 1 year (Required)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IT Developer</text:p>
          </table:table-cell>
          <table:table-cell office:value-type="string" calcext:value-type="string">
            <text:p>RPO International</text:p>
          </table:table-cell>
          <table:table-cell/>
          <table:table-cell office:value-type="string" calcext:value-type="string">
            <text:p>Up to $85 an hour</text:p>
          </table:table-cell>
          <table:table-cell office:value-type="string" calcext:value-type="string">
            <text:p>Design and develop web API, ASP.Working closely with Product Owner to define and discuss solution.Automating build and deployment using Jenkins CI/CD pipeline…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Construction Project Engineer/Estimator</text:p>
          </table:table-cell>
          <table:table-cell office:value-type="string" calcext:value-type="string">
            <text:p>Kevitt Companies</text:p>
          </table:table-cell>
          <table:table-cell/>
          <table:table-cell office:value-type="string" calcext:value-type="string">
            <text:p>$45,000 - $65,000 a year</text:p>
          </table:table-cell>
          <table:table-cell office:value-type="string" calcext:value-type="string">
            <text:p>Microsoft Office, project and pertinent web application skills at an intermediate level.Project Engineers are involved in estimating, buyout, submittals, and…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Front End Developer</text:p>
          </table:table-cell>
          <table:table-cell office:value-type="string" calcext:value-type="string">
            <text:p>Queue-it</text:p>
          </table:table-cell>
          <table:table-cell office:value-type="string" calcext:value-type="string">
            <text:p>Estimated $77.5K – $98.1K a year</text:p>
          </table:table-cell>
          <table:table-cell/>
          <table:table-cell office:value-type="string" calcext:value-type="string">
            <text:p>Enthusiasm for the web, <text:s text:c="2"/>technology, and design trends.Using HTML5, responsive design, and mobile UX principles, you will design Queue-it customer queue…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Front End Developer IV</text:p>
          </table:table-cell>
          <table:table-cell office:value-type="string" calcext:value-type="string">
            <text:p>pearlsoftsolutions</text:p>
          </table:table-cell>
          <table:table-cell office:value-type="string" calcext:value-type="string">
            <text:p>Estimated $102K – $129K a year</text:p>
          </table:table-cell>
          <table:table-cell/>
          <table:table-cell office:value-type="string" calcext:value-type="string">
            <text:p>Developing front end web applications.Strong social and communication skills · Strong HTML/CSS skills · 3+ years utilizing RESTful APIs in front end web…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ull Stack Software Engineer (Remote or On-site)</text:p>
          </table:table-cell>
          <table:table-cell office:value-type="string" calcext:value-type="string">
            <text:p>Tevera</text:p>
          </table:table-cell>
          <table:table-cell/>
          <table:table-cell office:value-type="string" calcext:value-type="string">
            <text:p>$90,000 - $115,000 a year</text:p>
          </table:table-cell>
          <table:table-cell office:value-type="string" calcext:value-type="string">
            <text:p>Optional but desirable: Experience building responsive/mobile first web applications.$90,000 - $115,000 salaried exempt.In-office and/or Remot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Developer (Specialty) II (contract)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stimated $64.6K – $81.8K a year</text:p>
          </table:table-cell>
          <table:table-cell/>
          <table:table-cell office:value-type="string" calcext:value-type="string">
            <text:p>Building clients and servers for web APIs in any programming language.As a Junior developer, the candidate will learn how to build automation scripts with…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Lead Web Developer - Remote React + Lead of small dev team i...</text:p>
          </table:table-cell>
          <table:table-cell office:value-type="string" calcext:value-type="string">
            <text:p>Infraspace Technology Corp.</text:p>
          </table:table-cell>
          <table:table-cell office:value-type="string" calcext:value-type="string">
            <text:p>Estimated $136K – $173K a year</text:p>
          </table:table-cell>
          <table:table-cell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oftware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Exposure to public facing high-traffic web sites.Experience in web front-end development including JavaScript and front-end frameworks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oftware Engineer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90,000 - $100,000 a year</text:p>
          </table:table-cell>
          <table:table-cell office:value-type="string" calcext:value-type="string">
            <text:p>You will work on application design, development, and testing.Interface with 3rd party data vendors to consume 3rd Party APIs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ncipal SIEM Engineer (Remote, USA)</text:p>
          </table:table-cell>
          <table:table-cell office:value-type="string" calcext:value-type="string">
            <text:p>Optiv</text:p>
          </table:table-cell>
          <table:table-cell office:value-type="string" calcext:value-type="string">
            <text:p>Estimated $103K – $131K a year</text:p>
          </table:table-cell>
          <table:table-cell/>
          <table:table-cell office:value-type="string" calcext:value-type="string">
            <text:p>Understanding of monitoring devices such as firewalls, network and host-based intrusion detection systems, web applications, AV, WAF, Proxy and operating system…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Ruby on Rails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5+ years of experience developing, testing, shipping, and supporting production-quality web applications Expert-level knowledge of Ruby on Rails Expert-level…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Aviation Systems / Web Applications Test Engineer 1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Estimated $94.5K – $120K a year</text:p>
          </table:table-cell>
          <table:table-cell/>
          <table:table-cell office:value-type="string" calcext:value-type="string">
            <text:p>Execute integration and system tests for web and mobile applications.Demonstrate working knowledge of web and mobile application integration and tools used for…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Senior Software Engineer</text:p>
          </table:table-cell>
          <table:table-cell office:value-type="string" calcext:value-type="string">
            <text:p>Growing Company</text:p>
          </table:table-cell>
          <table:table-cell/>
          <table:table-cell office:value-type="string" calcext:value-type="string">
            <text:p>$130,000 - $160,000 a year</text:p>
          </table:table-cell>
          <table:table-cell office:value-type="string" calcext:value-type="string">
            <text:p>Expert understanding of web development concepts.Understanding of the full web development stack.Develop software applications using best practices in…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Lead Web Developer</text:p>
          </table:table-cell>
          <table:table-cell office:value-type="string" calcext:value-type="string">
            <text:p>Infra Space Solutions</text:p>
          </table:table-cell>
          <table:table-cell table:number-columns-repeated="2"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Web &amp; Graphic Designer</text:p>
          </table:table-cell>
          <table:table-cell office:value-type="string" calcext:value-type="string">
            <text:p>NorthWing Digital</text:p>
          </table:table-cell>
          <table:table-cell/>
          <table:table-cell office:value-type="string" calcext:value-type="string">
            <text:p>$50,000 - $60,000 a year</text:p>
          </table:table-cell>
          <table:table-cell office:value-type="string" calcext:value-type="string">
            <text:p>Communicate design changes to web developers and review for proper design and layout before sending to client for final approval.Web design: 1 year (Required)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IT Developer</text:p>
          </table:table-cell>
          <table:table-cell office:value-type="string" calcext:value-type="string">
            <text:p>RPO International</text:p>
          </table:table-cell>
          <table:table-cell/>
          <table:table-cell office:value-type="string" calcext:value-type="string">
            <text:p>Up to $85 an hour</text:p>
          </table:table-cell>
          <table:table-cell office:value-type="string" calcext:value-type="string">
            <text:p>Design and develop web API, ASP.Working closely with Product Owner to define and discuss solution.Automating build and deployment using Jenkins CI/CD pipeline…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Construction Project Engineer/Estimator</text:p>
          </table:table-cell>
          <table:table-cell office:value-type="string" calcext:value-type="string">
            <text:p>Kevitt Companies</text:p>
          </table:table-cell>
          <table:table-cell/>
          <table:table-cell office:value-type="string" calcext:value-type="string">
            <text:p>$45,000 - $65,000 a year</text:p>
          </table:table-cell>
          <table:table-cell office:value-type="string" calcext:value-type="string">
            <text:p>Microsoft Office, project and pertinent web application skills at an intermediate level.Project Engineers are involved in estimating, buyout, submittals, and…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REMOTE Frontend Developer - FinTech Startup, Mobile Applicat...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110,000 - $140,000 a year</text:p>
          </table:table-cell>
          <table:table-cell office:value-type="string" calcext:value-type="string">
            <text:p>Currently we are in need of a REMOTE Frontend Developer that has 3+ years of experience with React and mobile applications and comes from a software engineering…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Front End Developer</text:p>
          </table:table-cell>
          <table:table-cell office:value-type="string" calcext:value-type="string">
            <text:p>Queue-it</text:p>
          </table:table-cell>
          <table:table-cell table:number-columns-repeated="2"/>
          <table:table-cell office:value-type="string" calcext:value-type="string">
            <text:p>Enthusiasm for the web, <text:s text:c="2"/>technology, and design trends.Using HTML5, responsive design, and mobile UX principles, you will design Queue-it customer queue…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Front End Developer IV</text:p>
          </table:table-cell>
          <table:table-cell office:value-type="string" calcext:value-type="string">
            <text:p>pearlsoftsolutions</text:p>
          </table:table-cell>
          <table:table-cell table:number-columns-repeated="2"/>
          <table:table-cell office:value-type="string" calcext:value-type="string">
            <text:p>Developing front end web applications.Strong social and communication skills · Strong HTML/CSS skills · 3+ years utilizing RESTful APIs in front end web…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Full Stack Software Engineer (Remote or On-site)</text:p>
          </table:table-cell>
          <table:table-cell office:value-type="string" calcext:value-type="string">
            <text:p>Tevera</text:p>
          </table:table-cell>
          <table:table-cell/>
          <table:table-cell office:value-type="string" calcext:value-type="string">
            <text:p>$90,000 - $115,000 a year</text:p>
          </table:table-cell>
          <table:table-cell office:value-type="string" calcext:value-type="string">
            <text:p>Optional but desirable: Experience building responsive/mobile first web applications.$90,000 - $115,000 salaried exempt.In-office and/or Remot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Developer (Specialty) II (contract)</text:p>
          </table:table-cell>
          <table:table-cell office:value-type="string" calcext:value-type="string">
            <text:p>Best Buy</text:p>
          </table:table-cell>
          <table:table-cell table:number-columns-repeated="2"/>
          <table:table-cell office:value-type="string" calcext:value-type="string">
            <text:p>Building clients and servers for web APIs in any programming language.As a Junior developer, the candidate will learn how to build automation scripts with…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Lead Web Developer - Remote React + Lead of small dev team i...</text:p>
          </table:table-cell>
          <table:table-cell office:value-type="string" calcext:value-type="string">
            <text:p>Infraspace Technology Corp.</text:p>
          </table:table-cell>
          <table:table-cell table:number-columns-repeated="2"/>
          <table:table-cell office:value-type="string" calcext:value-type="string">
            <text:p>Strong bonus program as well.O Work with Business Analysts to ensure quality user stories.O Run stand-ups and other scrum/sprint ceremonies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Software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Exposure to public facing high-traffic web sites.Experience in web front-end development including JavaScript and front-end frameworks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oftware Engineer</text:p>
          </table:table-cell>
          <table:table-cell office:value-type="string" calcext:value-type="string">
            <text:p>CyberCoders</text:p>
          </table:table-cell>
          <table:table-cell/>
          <table:table-cell office:value-type="string" calcext:value-type="string">
            <text:p>$90,000 - $100,000 a year</text:p>
          </table:table-cell>
          <table:table-cell office:value-type="string" calcext:value-type="string">
            <text:p>You will work on application design, development, and testing.Interface with 3rd party data vendors to consume 3rd Party APIs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incipal SIEM Engineer (Remote, USA)</text:p>
          </table:table-cell>
          <table:table-cell office:value-type="string" calcext:value-type="string">
            <text:p>Optiv</text:p>
          </table:table-cell>
          <table:table-cell table:number-columns-repeated="2"/>
          <table:table-cell office:value-type="string" calcext:value-type="string">
            <text:p>Understanding of monitoring devices such as firewalls, network and host-based intrusion detection systems, web applications, AV, WAF, Proxy and operating system…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Ruby on Rails Developer</text:p>
          </table:table-cell>
          <table:table-cell office:value-type="string" calcext:value-type="string">
            <text:p>Robert Half</text:p>
          </table:table-cell>
          <table:table-cell/>
          <table:table-cell office:value-type="string" calcext:value-type="string">
            <text:p>$55 - $65 an hour</text:p>
          </table:table-cell>
          <table:table-cell office:value-type="string" calcext:value-type="string">
            <text:p>5+ years of experience developing, testing, shipping, and supporting production-quality web applications Expert-level knowledge of Ruby on Rails Expert-level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5T22:34:17.697285589</dc:date>
    <meta:editing-duration>PT3H31M39S</meta:editing-duration>
    <meta:editing-cycles>2</meta:editing-cycles>
    <meta:document-statistic meta:table-count="1" meta:cell-count="299" meta:object-count="0"/>
    <meta:generator>LibreOffice/6.4.7.2$Linux_X86_64 LibreOffice_project/40$Build-2</meta:generator>
  </office:meta>
</office:document-meta>
</file>